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1c8e6f" officeooo:paragraph-rsid="001c8e6f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17bda0" officeooo:paragraph-rsid="0017bda0"/>
    </style:style>
    <style:style style:name="P3" style:family="paragraph" style:parent-style-name="Standard">
      <style:text-properties fo:font-weight="bold" officeooo:rsid="00197ffa" officeooo:paragraph-rsid="001b4af6" style:font-weight-asian="bold" style:font-weight-complex="bold"/>
    </style:style>
    <style:style style:name="P4" style:family="paragraph" style:parent-style-name="Standard">
      <style:text-properties fo:font-weight="bold" officeooo:rsid="00197ffa" officeooo:paragraph-rsid="00197ffa" style:font-weight-asian="bold" style:font-weight-complex="bold"/>
    </style:style>
    <style:style style:name="P5" style:family="paragraph" style:parent-style-name="Standard">
      <style:text-properties fo:font-weight="bold" officeooo:rsid="001e71e2" officeooo:paragraph-rsid="001e71e2" style:font-weight-asian="bold" style:font-weight-complex="bold"/>
    </style:style>
    <style:style style:name="P6" style:family="paragraph" style:parent-style-name="Standard">
      <style:text-properties fo:font-weight="bold" officeooo:rsid="00202dab" officeooo:paragraph-rsid="00202dab" style:font-weight-asian="bold" style:font-weight-complex="bold"/>
    </style:style>
    <style:style style:name="P7" style:family="paragraph" style:parent-style-name="Standard">
      <style:text-properties fo:font-weight="bold" officeooo:rsid="00240009" officeooo:paragraph-rsid="00240009" style:font-weight-asian="bold" style:font-weight-complex="bold"/>
    </style:style>
    <style:style style:name="P8" style:family="paragraph" style:parent-style-name="Standard">
      <style:text-properties fo:font-weight="bold" officeooo:rsid="0017bda0" officeooo:paragraph-rsid="00240009" style:font-weight-asian="bold" style:font-weight-complex="bold"/>
    </style:style>
    <style:style style:name="P9" style:family="paragraph" style:parent-style-name="Standard">
      <style:text-properties officeooo:paragraph-rsid="0017bda0"/>
    </style:style>
    <style:style style:name="P10" style:family="paragraph" style:parent-style-name="Standard">
      <style:text-properties officeooo:rsid="001c8e6f" officeooo:paragraph-rsid="001c8e6f"/>
    </style:style>
    <style:style style:name="P11" style:family="paragraph" style:parent-style-name="Standard">
      <style:text-properties fo:font-weight="normal" officeooo:rsid="00240009" officeooo:paragraph-rsid="00240009" style:font-weight-asian="normal" style:font-weight-complex="normal"/>
    </style:style>
    <style:style style:name="P12" style:family="paragraph" style:parent-style-name="Standard">
      <style:text-properties fo:font-weight="normal" officeooo:rsid="00202dab" officeooo:paragraph-rsid="00202dab" style:font-weight-asian="normal" style:font-weight-complex="normal"/>
    </style:style>
    <style:style style:name="P13" style:family="paragraph" style:parent-style-name="Standard">
      <style:text-properties fo:font-weight="normal" officeooo:rsid="00275c6a" officeooo:paragraph-rsid="00286a2c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75c6a" officeooo:paragraph-rsid="00275c6a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b13bc" officeooo:paragraph-rsid="002b13bc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c8b5a" officeooo:paragraph-rsid="002c8b5a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e4c9d" officeooo:paragraph-rsid="002e4c9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e4c9d" officeooo:paragraph-rsid="002e7327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275c6a" officeooo:paragraph-rsid="00275c6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b13bc" officeooo:paragraph-rsid="002b13b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e4c9d" officeooo:paragraph-rsid="002e4c9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e4c9d" officeooo:paragraph-rsid="002e7327" style:font-weight-asian="normal" style:font-weight-complex="normal"/>
    </style:style>
    <style:style style:name="P23" style:family="paragraph" style:parent-style-name="Standard">
      <style:text-properties style:text-underline-style="none" fo:font-weight="bold" officeooo:rsid="002b13bc" officeooo:paragraph-rsid="002b13bc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2c6e1f" officeooo:paragraph-rsid="002c6e1f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2c8b5a" officeooo:paragraph-rsid="002c8b5a" style:font-weight-asian="bold" style:font-weight-complex="bold"/>
    </style:style>
    <style:style style:name="P26" style:family="paragraph" style:parent-style-name="Standard">
      <style:text-properties officeooo:paragraph-rsid="002e7327"/>
    </style:style>
    <style:style style:name="P27" style:family="paragraph" style:parent-style-name="Standard" style:list-style-name="L1">
      <style:text-properties officeooo:paragraph-rsid="0017bda0"/>
    </style:style>
    <style:style style:name="P28" style:family="paragraph" style:parent-style-name="Standard" style:list-style-name="L1">
      <style:text-properties officeooo:rsid="0016ea6f" officeooo:paragraph-rsid="0016ea6f"/>
    </style:style>
    <style:style style:name="P29" style:family="paragraph" style:parent-style-name="Standard" style:list-style-name="L1">
      <style:text-properties officeooo:rsid="0017bda0" officeooo:paragraph-rsid="0017bda0"/>
    </style:style>
    <style:style style:name="P30" style:family="paragraph" style:parent-style-name="Standard" style:list-style-name="L1">
      <style:text-properties officeooo:rsid="0017bda0" officeooo:paragraph-rsid="001c8e6f"/>
    </style:style>
    <style:style style:name="P31" style:family="paragraph" style:parent-style-name="Standard" style:list-style-name="L1">
      <style:text-properties officeooo:rsid="001b4af6" officeooo:paragraph-rsid="001b4af6"/>
    </style:style>
    <style:style style:name="P32" style:family="paragraph" style:parent-style-name="Standard" style:list-style-name="L1">
      <style:text-properties officeooo:rsid="001b4af6" officeooo:paragraph-rsid="001c8e6f"/>
    </style:style>
    <style:style style:name="P33" style:family="paragraph" style:parent-style-name="Standard" style:list-style-name="L1">
      <style:text-properties officeooo:rsid="001c8e6f" officeooo:paragraph-rsid="001c8e6f"/>
    </style:style>
    <style:style style:name="P34" style:family="paragraph" style:parent-style-name="Standard" style:list-style-name="L2">
      <style:text-properties fo:font-weight="bold" officeooo:rsid="001e71e2" officeooo:paragraph-rsid="001e71e2" style:font-weight-asian="bold" style:font-weight-complex="bold"/>
    </style:style>
    <style:style style:name="P35" style:family="paragraph" style:parent-style-name="Standard" style:list-style-name="L3">
      <style:text-properties fo:font-weight="bold" officeooo:rsid="002514a1" officeooo:paragraph-rsid="002514a1" style:font-weight-asian="bold" style:font-weight-complex="bold"/>
    </style:style>
    <style:style style:name="P36" style:family="paragraph" style:parent-style-name="Standard" style:list-style-name="L3">
      <style:text-properties fo:font-weight="normal" officeooo:rsid="002514a1" officeooo:paragraph-rsid="002514a1" style:font-weight-asian="normal" style:font-weight-complex="normal"/>
    </style:style>
    <style:style style:name="P37" style:family="paragraph" style:parent-style-name="Standard" style:list-style-name="L3">
      <style:text-properties fo:font-weight="normal" officeooo:rsid="00269854" officeooo:paragraph-rsid="00269854" style:font-weight-asian="normal" style:font-weight-complex="normal"/>
    </style:style>
    <style:style style:name="P38" style:family="paragraph" style:parent-style-name="Standard" style:list-style-name="L4">
      <style:text-properties fo:font-weight="normal" officeooo:rsid="001e71e2" officeooo:paragraph-rsid="001e71e2" style:font-weight-asian="normal" style:font-weight-complex="normal"/>
    </style:style>
    <style:style style:name="P39" style:family="paragraph" style:parent-style-name="Standard" style:list-style-name="L4">
      <style:text-properties fo:font-weight="normal" officeooo:rsid="00202dab" officeooo:paragraph-rsid="00202dab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75c6a" officeooo:paragraph-rsid="00286a2c" style:font-weight-asian="normal" style:font-weight-complex="normal"/>
    </style:style>
    <style:style style:name="P41" style:family="paragraph" style:parent-style-name="Standard" style:list-style-name="L6">
      <style:text-properties style:text-underline-style="none" fo:font-weight="normal" officeooo:rsid="00275c6a" officeooo:paragraph-rsid="00286a2c" style:font-weight-asian="normal" style:font-weight-complex="normal"/>
    </style:style>
    <style:style style:name="P42" style:family="paragraph" style:parent-style-name="Standard" style:list-style-name="L7">
      <style:text-properties style:text-underline-style="none" fo:font-weight="normal" officeooo:rsid="00275c6a" officeooo:paragraph-rsid="00275c6a" style:font-weight-asian="normal" style:font-weight-complex="normal"/>
    </style:style>
    <style:style style:name="P43" style:family="paragraph" style:parent-style-name="Standard" style:list-style-name="L8">
      <style:text-properties style:text-underline-style="none" fo:font-weight="normal" officeooo:rsid="002b13bc" officeooo:paragraph-rsid="002b13bc" style:font-weight-asian="normal" style:font-weight-complex="normal"/>
    </style:style>
    <style:style style:name="P44" style:family="paragraph" style:parent-style-name="Standard" style:list-style-name="L8">
      <style:text-properties style:text-underline-style="none" fo:font-weight="normal" officeooo:rsid="002c6e1f" officeooo:paragraph-rsid="002c6e1f" style:font-weight-asian="normal" style:font-weight-complex="normal"/>
    </style:style>
    <style:style style:name="P45" style:family="paragraph" style:parent-style-name="Standard" style:list-style-name="L9">
      <style:text-properties style:text-underline-style="none" fo:font-weight="normal" officeooo:rsid="002c6e1f" officeooo:paragraph-rsid="002c6e1f" style:font-weight-asian="normal" style:font-weight-complex="normal"/>
    </style:style>
    <style:style style:name="P46" style:family="paragraph" style:parent-style-name="Standard" style:list-style-name="L10">
      <style:text-properties style:text-underline-style="none" fo:font-weight="normal" officeooo:rsid="002c8b5a" officeooo:paragraph-rsid="002c8b5a" style:font-weight-asian="normal" style:font-weight-complex="normal"/>
    </style:style>
    <style:style style:name="P47" style:family="paragraph" style:parent-style-name="Standard" style:list-style-name="L11">
      <style:text-properties style:text-underline-style="none" fo:font-weight="normal" officeooo:rsid="002e4c9d" officeooo:paragraph-rsid="002e4c9d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1940d" officeooo:paragraph-rsid="0031940d" style:font-weight-asian="normal" style:font-weight-complex="normal"/>
    </style:style>
    <style:style style:name="P49" style:family="paragraph" style:parent-style-name="Standard" style:list-style-name="L12">
      <style:text-properties style:text-underline-style="none" fo:font-weight="normal" officeooo:rsid="0031940d" officeooo:paragraph-rsid="0031940d" style:font-weight-asian="normal" style:font-weight-complex="normal"/>
    </style:style>
    <style:style style:name="P50" style:family="paragraph" style:parent-style-name="Standard" style:list-style-name="L13">
      <style:text-properties style:text-underline-style="none" fo:font-weight="normal" officeooo:rsid="0031940d" officeooo:paragraph-rsid="0031940d" style:font-weight-asian="normal" style:font-weight-complex="normal"/>
    </style:style>
    <style:style style:name="P51" style:family="paragraph" style:parent-style-name="Standard" style:list-style-name="L8">
      <style:text-properties style:text-underline-style="none" fo:font-weight="bold" officeooo:rsid="002b13bc" officeooo:paragraph-rsid="002b13bc" style:font-weight-asian="bold" style:font-weight-complex="bold"/>
    </style:style>
    <style:style style:name="P52" style:family="paragraph" style:parent-style-name="Standard" style:list-style-name="L10">
      <style:text-properties style:text-underline-style="solid" style:text-underline-width="auto" style:text-underline-color="font-color" fo:font-weight="normal" officeooo:rsid="002c8b5a" officeooo:paragraph-rsid="002c8b5a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fo:font-weight="bold" officeooo:rsid="0031940d" officeooo:paragraph-rsid="0031940d" style:font-weight-asian="bold" style:font-weight-complex="bold"/>
    </style:style>
    <style:style style:name="T1" style:family="text">
      <style:text-properties officeooo:rsid="0017bd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bda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0009" style:font-weight-asian="normal" style:font-weight-complex="normal"/>
    </style:style>
    <style:style style:name="T6" style:family="text">
      <style:text-properties fo:font-weight="normal" officeooo:rsid="002c6e1f" style:font-weight-asian="normal" style:font-weight-complex="normal"/>
    </style:style>
    <style:style style:name="T7" style:family="text">
      <style:text-properties officeooo:rsid="001b4af6"/>
    </style:style>
    <style:style style:name="T8" style:family="text">
      <style:text-properties officeooo:rsid="001c8e6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e7327" style:font-weight-asian="normal" style:font-weight-complex="normal"/>
    </style:style>
    <style:style style:name="T13" style:family="text">
      <style:text-properties officeooo:rsid="002e4c9d"/>
    </style:style>
    <style:style style:name="T14" style:family="text">
      <style:text-properties officeooo:rsid="002e73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LEMENTS:</text:p>
      <text:list xml:id="list1113409150" text:style-name="L1">
        <text:list-item>
          <text:p text:style-name="P28"><text:span text:style-name="T2">Source/sender</text:span>= from whom info starts</text:p>
        </text:list-item>
        <text:list-item>
          <text:p text:style-name="P29"><text:span text:style-name="T2">goal/purpose</text:span>=<text:span text:style-name="T7">to share the idea</text:span></text:p>
        </text:list-item>
        <text:list-item>
          <text:p text:style-name="P29"><text:span text:style-name="T2">message/content</text:span>=<text:span text:style-name="T7">reason</text:span></text:p>
        </text:list-item>
        <text:list-item>
          <text:p text:style-name="P31"><text:span text:style-name="T2">encode</text:span>=verbal,non-verbal,both</text:p>
        </text:list-item>
        <text:list-item>
          <text:p text:style-name="P29"><text:span text:style-name="T2">context/environment</text:span>=</text:p>
        </text:list-item>
        <text:list-item>
          <text:p text:style-name="P30"><text:span text:style-name="T2">medium/channel</text:span>=letter,third wheel,<text:span text:style-name="T7">5 sense,call,whatsapp</text:span></text:p>
        </text:list-item>
        <text:list-item>
          <text:p text:style-name="P30"><text:span text:style-name="T2">audience/receive</text:span>=who listen or receive</text:p>
        </text:list-item>
        <text:list-item>
          <text:p text:style-name="P32"><text:span text:style-name="T2">decode</text:span>=unpack the message,<text:span text:style-name="T8">understanding</text:span></text:p>
        </text:list-item>
        <text:list-item>
          <text:p text:style-name="P27"><text:span text:style-name="T3">response</text:span><text:span text:style-name="T1">(when you get or dont get reply)</text:span><text:span text:style-name="T3">/feedback</text:span><text:span text:style-name="T1">(when you get reply)</text:span></text:p>
          <text:p text:style-name="P33">when there is no response it is one way communication and when there is feedback it is <text:s/>two way communication</text:p>
        </text:list-item>
      </text:list>
      <text:p text:style-name="P10"/>
      <text:p text:style-name="P9"/>
      <text:p text:style-name="P2">*****************************************************************</text:p>
      <text:p text:style-name="P5"/>
      <text:p text:style-name="P5">EFFECTIVE WAYS OF COMMUNICATION</text:p>
      <text:list xml:id="list294891652" text:style-name="L2">
        <text:list-item>
          <text:p text:style-name="P34">listening:</text:p>
        </text:list-item>
        <text:list-item>
          <text:p text:style-name="P34">understanding:<text:span text:style-name="T4">understanding what he is telling.</text:span></text:p>
        </text:list-item>
        <text:list-item>
          <text:p text:style-name="P34">Response:</text:p>
          <text:p text:style-name="P34"/>
        </text:list-item>
      </text:list>
      <text:p text:style-name="P7">why you need effective communication</text:p>
      <text:p text:style-name="P11">to save time and not to misundestand</text:p>
      <text:p text:style-name="P11"/>
      <text:p text:style-name="P11"/>
      <text:list xml:id="list353425387" text:style-name="L3">
        <text:list-item>
          <text:p text:style-name="P35"><text:span text:style-name="T5">h</text:span><text:span text:style-name="T4">umble</text:span></text:p>
        </text:list-item>
        <text:list-item>
          <text:p text:style-name="P35"><text:span text:style-name="T5">i</text:span><text:span text:style-name="T4">ts not about you</text:span></text:p>
        </text:list-item>
        <text:list-item>
          <text:p text:style-name="P36">you can be always wrong</text:p>
        </text:list-item>
        <text:list-item>
          <text:p text:style-name="P37">minimise the barrier</text:p>
        </text:list-item>
      </text:list>
      <text:p text:style-name="P4"/>
      <text:p text:style-name="P8">*****************************************************************</text:p>
      <text:p text:style-name="P4"/>
      <text:p text:style-name="P6">problems</text:p>
      <text:list xml:id="list3481912279" text:style-name="L4">
        <text:list-item>
          <text:p text:style-name="P38">pronounciations</text:p>
        </text:list-item>
        <text:list-item>
          <text:p text:style-name="P39">clarity</text:p>
        </text:list-item>
        <text:list-item>
          <text:p text:style-name="P38">incomplete info</text:p>
        </text:list-item>
        <text:list-item>
          <text:p text:style-name="P39">no proper discribtions</text:p>
        </text:list-item>
        <text:list-item>
          <text:p text:style-name="P39">delayed info</text:p>
        </text:list-item>
      </text:list>
      <text:p text:style-name="P12"/>
      <text:p text:style-name="P14">reasons</text:p>
      <text:p text:style-name="P13"><text:span text:style-name="T9">age of specialization</text:span>: </text:p>
      <text:list xml:id="list398442813" text:style-name="L5">
        <text:list-item>
          <text:p text:style-name="P40">unless the speciallist know how to communicate,their vast knowledge of their field remains unused</text:p>
        </text:list-item>
      </text:list>
      <text:p text:style-name="P19">age of tension<text:span text:style-name="T10">: </text:span></text:p>
      <text:list xml:id="list3720056509" text:style-name="L6">
        <text:list-item>
          <text:p text:style-name="P41">not being able to communicate can lead to </text:p>
        </text:list-item>
        <text:list-item>
          <text:p text:style-name="P41">Helps people to keep in touch lack of effective communication leads to misunderstanding,groupism and negative thinking</text:p>
        </text:list-item>
      </text:list>
      <text:list xml:id="list4249281482" text:style-name="L7">
        <text:list-item>
          <text:p text:style-name="P42">Boosts realtionship within the organization and also with clients</text:p>
        </text:list-item>
        <text:list-item>
          <text:p text:style-name="P42">Ensures success</text:p>
        </text:list-item>
      </text:list>
      <text:p text:style-name="P12"/>
      <text:p text:style-name="P12"><text:soft-page-break/></text:p>
      <text:p text:style-name="P15">BARRIERS</text:p>
      <text:p text:style-name="P20"/>
      <text:p text:style-name="P23">physical barrier: <text:span text:style-name="T4"><text:s/>noise,time, distance,faulty instruments</text:span></text:p>
      <text:p text:style-name="P23">physhological barriers: </text:p>
      <text:list xml:id="list1344590961" text:style-name="L8">
        <text:list-item>
          <text:p text:style-name="P43">different perception:</text:p>
        </text:list-item>
        <text:list-item>
          <text:p text:style-name="P43">closed mind:</text:p>
        </text:list-item>
        <text:list-item>
          <text:p text:style-name="P43">fear;</text:p>
        </text:list-item>
        <text:list-item>
          <text:p text:style-name="P43">halo effect: Different point of view of two people for same person</text:p>
        </text:list-item>
        <text:list-item>
          <text:p text:style-name="P43">inattentivness: The other person doesnt pay attention when one speaks</text:p>
        </text:list-item>
        <text:list-item>
          <text:p text:style-name="P51"><text:span text:style-name="T4">emotions: </text:span><text:span text:style-name="T6">emotions takes power and do not listen to the person</text:span></text:p>
        </text:list-item>
        <text:list-item>
          <text:p text:style-name="P51"><text:span text:style-name="T4">absracting: </text:span><text:span text:style-name="T6">leaving other info and focusing on one</text:span></text:p>
        </text:list-item>
        <text:list-item>
          <text:p text:style-name="P44">Slanting: having a bias outlook</text:p>
        </text:list-item>
        <text:list-item>
          <text:p text:style-name="P44">polarisation: having a extrem opinion during convo</text:p>
        </text:list-item>
        <text:list-item>
          <text:p text:style-name="P44">snap reaction: immidiate reaction</text:p>
        </text:list-item>
      </text:list>
      <text:p text:style-name="P24">cultural barriers:</text:p>
      <text:list xml:id="list3496428885" text:style-name="L9">
        <text:list-item>
          <text:p text:style-name="P45">language:</text:p>
        </text:list-item>
        <text:list-item>
          <text:p text:style-name="P45">use of voice: tone:</text:p>
        </text:list-item>
        <text:list-item>
          <text:p text:style-name="P45">cultural perception:</text:p>
        </text:list-item>
        <text:list-item>
          <text:p text:style-name="P45">appearance:</text:p>
        </text:list-item>
        <text:list-item>
          <text:p text:style-name="P45">non_verbal behavior:</text:p>
        </text:list-item>
      </text:list>
      <text:p text:style-name="P25"/>
      <text:p text:style-name="P16">channels of oral communication:</text:p>
      <text:list xml:id="list682921291" text:style-name="L10">
        <text:list-item>
          <text:p text:style-name="P52">Face to face communication:<text:span text:style-name="T10"> </text:span></text:p>
          <text:p text:style-name="P46"><text:s text:c="4"/>Advantages: gestures and facial exp can be used </text:p>
        </text:list-item>
        <text:list-item>
          <text:p text:style-name="P52">effective oral communication:<text:span text:style-name="T10"> clear <text:s/>and proper words, clarity and precision, brevity,proper tone, correct pitch.</text:span></text:p>
        </text:list-item>
      </text:list>
      <text:p text:style-name="P16">Written communication:</text:p>
      <text:list xml:id="list576826720" text:style-name="L11">
        <text:list-header>
          <text:p text:style-name="P47"><text:s/>channel of written communicatio</text:p>
        </text:list-header>
      </text:list>
      <text:p text:style-name="P21"/>
      <text:p text:style-name="P17"><text:s/>what is remote communication;</text:p>
      <text:p text:style-name="P26">types: <text:span text:style-name="T11">synchronous : </text:span><text:span text:style-name="T12">online , live, instant synchronous</text:span></text:p>
      <text:p text:style-name="P26"><text:s text:c="11"/><text:span text:style-name="T13">asynchronous : </text:span><text:span text:style-name="T14">late feedback, </text:span></text:p>
      <text:p text:style-name="P18"><text:s/>what is <text:span text:style-name="T14">haptic</text:span> communication;</text:p>
      <text:p text:style-name="P22"><text:s/><text:span text:style-name="T14">touch communication</text:span></text:p>
      <text:p text:style-name="P18"/>
      <text:p text:style-name="P53">uses of non-verbal methods:</text:p>
      <text:list xml:id="list4075727608" text:style-name="L13">
        <text:list-item>
          <text:p text:style-name="P50">saves time</text:p>
        </text:list-item>
        <text:list-item>
          <text:p text:style-name="P50">telling secrets</text:p>
        </text:list-item>
        <text:list-item>
          <text:p text:style-name="P50">more powerful than language</text:p>
        </text:list-item>
        <text:list-item>
          <text:p text:style-name="P50">no language barrier or talk to deaf</text:p>
        </text:list-item>
        <text:list-item>
          <text:p text:style-name="P50">helps to communicate in silent zones</text:p>
        </text:list-item>
        <text:list-item>
          <text:p text:style-name="P50"/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PARA LANGUAGE<text:tab/>:</text:p>
      <text:p text:style-name="P48">characteristics:</text:p>
      <text:list xml:id="list3477577947" text:style-name="L12">
        <text:list-item>
          <text:p text:style-name="P49">tone</text:p>
        </text:list-item>
        <text:list-item>
          <text:p text:style-name="P49">volume</text:p>
        </text:list-item>
        <text:list-item>
          <text:p text:style-name="P49">speed</text:p>
        </text:list-item>
        <text:list-item>
          <text:p text:style-name="P49">pronounciation</text:p>
        </text:list-item>
        <text:list-item>
          <text:p text:style-name="P49">accent</text:p>
        </text:list-item>
        <text:list-item>
          <text:p text:style-name="P49">intonation</text:p>
        </text:list-item>
        <text:list-item>
          <text:p text:style-name="P49">stress</text:p>
        </text:list-item>
        <text:list-item>
          <text:p text:style-name="P49">hesitaitons or non-flunencies</text:p>
        </text:list-item>
        <text:list-item>
          <text:p text:style-name="P49">silences</text:p>
        </text:list-item>
      </text:list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1c8e6f" officeooo:paragraph-rsid="001c8e6f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C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0:37:59.618189022</meta:creation-date>
    <dc:date>2021-11-08T10:59:06.856209282</dc:date>
    <meta:editing-duration>PT46M4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87" meta:word-count="400" meta:character-count="2657" meta:non-whitespace-character-count="2375"/>
  </office:meta>
</office:document-meta>
</file>